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1d38" officeooo:paragraph-rsid="00161d38"/>
    </style:style>
    <style:style style:name="P2" style:family="paragraph" style:parent-style-name="Standard" style:list-style-name="L1">
      <style:text-properties officeooo:rsid="00174c2b" officeooo:paragraph-rsid="00174c2b"/>
    </style:style>
    <style:style style:name="P3" style:family="paragraph" style:parent-style-name="Standard" style:list-style-name="L1">
      <style:text-properties officeooo:rsid="0018e484" officeooo:paragraph-rsid="0018e484"/>
    </style:style>
    <style:style style:name="P4" style:family="paragraph" style:parent-style-name="Standard" style:list-style-name="L1">
      <style:text-properties officeooo:rsid="00194192" officeooo:paragraph-rsid="00194192"/>
    </style:style>
    <style:style style:name="P5" style:family="paragraph" style:parent-style-name="Standard" style:list-style-name="L1">
      <style:text-properties officeooo:rsid="001ba69c" officeooo:paragraph-rsid="001ba69c"/>
    </style:style>
    <style:style style:name="P6" style:family="paragraph" style:parent-style-name="Standard" style:list-style-name="L1">
      <style:text-properties officeooo:rsid="001c8249" officeooo:paragraph-rsid="001c8249"/>
    </style:style>
    <style:style style:name="P7" style:family="paragraph" style:parent-style-name="Standard" style:list-style-name="L1">
      <style:text-properties officeooo:rsid="001e5e8f" officeooo:paragraph-rsid="001e5e8f"/>
    </style:style>
    <style:style style:name="P8" style:family="paragraph" style:parent-style-name="Standard" style:list-style-name="L1">
      <style:text-properties officeooo:rsid="001f03d7" officeooo:paragraph-rsid="001f03d7"/>
    </style:style>
    <style:style style:name="P9" style:family="paragraph" style:parent-style-name="Standard" style:list-style-name="L1">
      <style:text-properties officeooo:rsid="002425a8" officeooo:paragraph-rsid="002425a8"/>
    </style:style>
    <style:style style:name="P10" style:family="paragraph" style:parent-style-name="Standard" style:list-style-name="L1">
      <style:text-properties officeooo:rsid="0025203f" officeooo:paragraph-rsid="0025203f"/>
    </style:style>
    <style:style style:name="P11" style:family="paragraph" style:parent-style-name="Standard" style:list-style-name="L1">
      <style:text-properties officeooo:rsid="00256702" officeooo:paragraph-rsid="00256702"/>
    </style:style>
    <style:style style:name="P12" style:family="paragraph" style:parent-style-name="Standard" style:list-style-name="L1">
      <style:text-properties officeooo:rsid="0026d2ff" officeooo:paragraph-rsid="0026d2ff"/>
    </style:style>
    <style:style style:name="P13" style:family="paragraph" style:parent-style-name="Standard" style:list-style-name="L1">
      <style:text-properties officeooo:rsid="00275b2d" officeooo:paragraph-rsid="00275b2d"/>
    </style:style>
    <style:style style:name="P14" style:family="paragraph" style:parent-style-name="Standard">
      <style:text-properties officeooo:rsid="00275b2d" officeooo:paragraph-rsid="00275b2d"/>
    </style:style>
    <style:style style:name="P15" style:family="paragraph" style:parent-style-name="Standard">
      <style:text-properties officeooo:rsid="002ba34f" officeooo:paragraph-rsid="002ba34f"/>
    </style:style>
    <style:style style:name="P16" style:family="paragraph" style:parent-style-name="Standard">
      <style:text-properties officeooo:rsid="002ba34f" officeooo:paragraph-rsid="0041b88d"/>
    </style:style>
    <style:style style:name="P17" style:family="paragraph" style:parent-style-name="Standard">
      <style:text-properties officeooo:rsid="002d223f" officeooo:paragraph-rsid="002d223f"/>
    </style:style>
    <style:style style:name="P18" style:family="paragraph" style:parent-style-name="Standard" style:list-style-name="L2">
      <style:text-properties officeooo:rsid="002ffe82" officeooo:paragraph-rsid="002ffe82"/>
    </style:style>
    <style:style style:name="P19" style:family="paragraph" style:parent-style-name="Standard" style:list-style-name="L2">
      <style:text-properties officeooo:rsid="0031d048" officeooo:paragraph-rsid="0031d048"/>
    </style:style>
    <style:style style:name="P20" style:family="paragraph" style:parent-style-name="Standard" style:list-style-name="L2">
      <style:text-properties officeooo:rsid="003216fc" officeooo:paragraph-rsid="003216fc"/>
    </style:style>
    <style:style style:name="P21" style:family="paragraph" style:parent-style-name="Standard" style:list-style-name="L2">
      <style:text-properties officeooo:rsid="0032a315" officeooo:paragraph-rsid="0032a315"/>
    </style:style>
    <style:style style:name="P22" style:family="paragraph" style:parent-style-name="Standard" style:list-style-name="L2">
      <style:text-properties officeooo:rsid="0033e08f" officeooo:paragraph-rsid="0033e08f"/>
    </style:style>
    <style:style style:name="P23" style:family="paragraph" style:parent-style-name="Standard" style:list-style-name="L2">
      <style:text-properties officeooo:rsid="0035d308" officeooo:paragraph-rsid="0035d308"/>
    </style:style>
    <style:style style:name="P24" style:family="paragraph" style:parent-style-name="Standard" style:list-style-name="L2">
      <style:text-properties officeooo:rsid="003609df" officeooo:paragraph-rsid="003609df"/>
    </style:style>
    <style:style style:name="P25" style:family="paragraph" style:parent-style-name="Standard" style:list-style-name="L2">
      <style:text-properties officeooo:rsid="00375762" officeooo:paragraph-rsid="00375762"/>
    </style:style>
    <style:style style:name="P26" style:family="paragraph" style:parent-style-name="Standard" style:list-style-name="L2">
      <style:text-properties officeooo:rsid="0037c88e" officeooo:paragraph-rsid="0037c88e"/>
    </style:style>
    <style:style style:name="P27" style:family="paragraph" style:parent-style-name="Standard" style:list-style-name="L2">
      <style:text-properties officeooo:rsid="00390d63" officeooo:paragraph-rsid="00390d63"/>
    </style:style>
    <style:style style:name="P28" style:family="paragraph" style:parent-style-name="Standard" style:list-style-name="L2">
      <style:text-properties officeooo:rsid="003dcc77" officeooo:paragraph-rsid="003dcc77"/>
    </style:style>
    <style:style style:name="P29" style:family="paragraph" style:parent-style-name="Standard">
      <style:text-properties officeooo:rsid="003dcc77" officeooo:paragraph-rsid="003dcc77"/>
    </style:style>
    <style:style style:name="P30" style:family="paragraph" style:parent-style-name="Standard" style:list-style-name="L2">
      <style:text-properties officeooo:rsid="0041b88d" officeooo:paragraph-rsid="0041b88d"/>
    </style:style>
    <style:style style:name="P31" style:family="paragraph" style:parent-style-name="Standard">
      <style:text-properties officeooo:rsid="00423d3c" officeooo:paragraph-rsid="00423d3c"/>
    </style:style>
    <style:style style:name="P32" style:family="paragraph" style:parent-style-name="Standard" style:list-style-name="L3">
      <style:text-properties officeooo:rsid="00423d3c" officeooo:paragraph-rsid="00423d3c"/>
    </style:style>
    <style:style style:name="P33" style:family="paragraph" style:parent-style-name="Standard" style:list-style-name="L3">
      <style:text-properties officeooo:rsid="004506dd" officeooo:paragraph-rsid="004506dd"/>
    </style:style>
    <style:style style:name="P34" style:family="paragraph" style:parent-style-name="Standard" style:list-style-name="L3">
      <style:text-properties officeooo:rsid="00472388" officeooo:paragraph-rsid="00472388"/>
    </style:style>
    <style:style style:name="P35" style:family="paragraph" style:parent-style-name="Standard" style:list-style-name="L3">
      <style:text-properties officeooo:rsid="00472388" officeooo:paragraph-rsid="0048c06d"/>
    </style:style>
    <style:style style:name="P36" style:family="paragraph" style:parent-style-name="Standard" style:list-style-name="L3">
      <style:text-properties officeooo:rsid="004ca1d3" officeooo:paragraph-rsid="004ca1d3"/>
    </style:style>
    <style:style style:name="P37" style:family="paragraph" style:parent-style-name="Standard" style:list-style-name="L3">
      <style:text-properties officeooo:rsid="004df947" officeooo:paragraph-rsid="004df947"/>
    </style:style>
    <style:style style:name="P38" style:family="paragraph" style:parent-style-name="Standard" style:list-style-name="L3">
      <style:text-properties officeooo:rsid="00548c32" officeooo:paragraph-rsid="00548c32"/>
    </style:style>
    <style:style style:name="P39" style:family="paragraph" style:parent-style-name="Standard" style:list-style-name="L3">
      <style:text-properties officeooo:rsid="0054dc33" officeooo:paragraph-rsid="0054dc33"/>
    </style:style>
    <style:style style:name="P40" style:family="paragraph" style:parent-style-name="Standard" style:list-style-name="L3">
      <style:text-properties officeooo:rsid="0058107f" officeooo:paragraph-rsid="0058107f"/>
    </style:style>
    <style:style style:name="P41" style:family="paragraph" style:parent-style-name="Standard" style:list-style-name="L3">
      <style:text-properties officeooo:rsid="0059d276" officeooo:paragraph-rsid="0059d276"/>
    </style:style>
    <style:style style:name="P42" style:family="paragraph" style:parent-style-name="Standard">
      <style:text-properties officeooo:rsid="0059d276" officeooo:paragraph-rsid="0059d276"/>
    </style:style>
    <style:style style:name="P43" style:family="paragraph" style:parent-style-name="Standard" style:list-style-name="L3">
      <style:text-properties officeooo:rsid="005bb21d" officeooo:paragraph-rsid="005bb21d"/>
    </style:style>
    <style:style style:name="P44" style:family="paragraph" style:parent-style-name="Standard" style:list-style-name="L3">
      <style:text-properties officeooo:rsid="005d2d8e" officeooo:paragraph-rsid="005d2d8e"/>
    </style:style>
    <style:style style:name="P45" style:family="paragraph" style:parent-style-name="Standard" style:list-style-name="L3">
      <style:text-properties officeooo:rsid="005d3d2f" officeooo:paragraph-rsid="005d3d2f"/>
    </style:style>
    <style:style style:name="P46" style:family="paragraph" style:parent-style-name="Standard" style:list-style-name="L3">
      <style:text-properties officeooo:rsid="00603ca6" officeooo:paragraph-rsid="00603ca6"/>
    </style:style>
    <style:style style:name="P47" style:family="paragraph" style:parent-style-name="Standard" style:list-style-name="L3">
      <style:text-properties officeooo:rsid="00613a93" officeooo:paragraph-rsid="00613a93"/>
    </style:style>
    <style:style style:name="P48" style:family="paragraph" style:parent-style-name="Standard" style:list-style-name="L3">
      <style:text-properties officeooo:rsid="006344e1" officeooo:paragraph-rsid="006344e1"/>
    </style:style>
    <style:style style:name="P49" style:family="paragraph" style:parent-style-name="Standard" style:list-style-name="L3">
      <style:text-properties officeooo:rsid="0063dc01" officeooo:paragraph-rsid="0063dc01"/>
    </style:style>
    <style:style style:name="P50" style:family="paragraph" style:parent-style-name="Standard" style:list-style-name="L3">
      <style:text-properties officeooo:rsid="0065ac61" officeooo:paragraph-rsid="0065ac61"/>
    </style:style>
    <style:style style:name="P51" style:family="paragraph" style:parent-style-name="Standard" style:list-style-name="L3">
      <style:text-properties officeooo:rsid="00663374" officeooo:paragraph-rsid="00663374"/>
    </style:style>
    <style:style style:name="P52" style:family="paragraph" style:parent-style-name="Standard" style:list-style-name="L3">
      <style:text-properties officeooo:rsid="0067e2b4" officeooo:paragraph-rsid="0067e2b4"/>
    </style:style>
    <style:style style:name="P53" style:family="paragraph" style:parent-style-name="Standard" style:list-style-name="L3">
      <style:text-properties officeooo:rsid="00688acc" officeooo:paragraph-rsid="00688acc"/>
    </style:style>
    <style:style style:name="P54" style:family="paragraph" style:parent-style-name="Standard" style:list-style-name="L3">
      <style:text-properties officeooo:rsid="006c5d12" officeooo:paragraph-rsid="006c5d12"/>
    </style:style>
    <style:style style:name="P55" style:family="paragraph" style:parent-style-name="Standard" style:list-style-name="L3">
      <style:text-properties officeooo:rsid="006f09a4" officeooo:paragraph-rsid="006f09a4"/>
    </style:style>
    <style:style style:name="P56" style:family="paragraph" style:parent-style-name="Standard" style:list-style-name="L3">
      <style:text-properties officeooo:rsid="0070e0b9" officeooo:paragraph-rsid="0070e0b9"/>
    </style:style>
    <style:style style:name="P57" style:family="paragraph" style:parent-style-name="Standard" style:list-style-name="L3">
      <style:text-properties officeooo:rsid="00716b67" officeooo:paragraph-rsid="00716b67"/>
    </style:style>
    <style:style style:name="P58" style:family="paragraph" style:parent-style-name="Standard" style:list-style-name="L3">
      <style:text-properties officeooo:rsid="00736b88" officeooo:paragraph-rsid="00736b88"/>
    </style:style>
    <style:style style:name="P59" style:family="paragraph" style:parent-style-name="Standard" style:list-style-name="L3">
      <style:text-properties officeooo:rsid="007452b1" officeooo:paragraph-rsid="007452b1"/>
    </style:style>
    <style:style style:name="P60" style:family="paragraph" style:parent-style-name="Standard" style:list-style-name="L3">
      <style:text-properties officeooo:rsid="0074d2b1" officeooo:paragraph-rsid="0074d2b1"/>
    </style:style>
    <style:style style:name="P61" style:family="paragraph" style:parent-style-name="Standard" style:list-style-name="L3">
      <style:text-properties officeooo:rsid="00763bd9" officeooo:paragraph-rsid="00763bd9"/>
    </style:style>
    <style:style style:name="P62" style:family="paragraph" style:parent-style-name="Standard" style:list-style-name="L3">
      <style:text-properties officeooo:rsid="00795051" officeooo:paragraph-rsid="00795051"/>
    </style:style>
    <style:style style:name="P63" style:family="paragraph" style:parent-style-name="Standard" style:list-style-name="L3">
      <style:text-properties officeooo:rsid="0079933c" officeooo:paragraph-rsid="0079933c"/>
    </style:style>
    <style:style style:name="P64" style:family="paragraph" style:parent-style-name="Standard" style:list-style-name="L3">
      <style:text-properties officeooo:rsid="007bc94b" officeooo:paragraph-rsid="007bc94b"/>
    </style:style>
    <style:style style:name="P65" style:family="paragraph" style:parent-style-name="Standard" style:list-style-name="L3">
      <style:text-properties officeooo:rsid="007f68a8" officeooo:paragraph-rsid="007f68a8"/>
    </style:style>
    <style:style style:name="P66" style:family="paragraph" style:parent-style-name="Standard" style:list-style-name="L3">
      <style:text-properties officeooo:rsid="0081364b" officeooo:paragraph-rsid="0081364b"/>
    </style:style>
    <style:style style:name="P67" style:family="paragraph" style:parent-style-name="Standard" style:list-style-name="L3">
      <style:text-properties officeooo:rsid="0082c1a4" officeooo:paragraph-rsid="0082c1a4"/>
    </style:style>
    <style:style style:name="P68" style:family="paragraph" style:parent-style-name="Standard" style:list-style-name="L3">
      <style:text-properties officeooo:rsid="0084bbb6" officeooo:paragraph-rsid="0084bbb6"/>
    </style:style>
    <style:style style:name="P69" style:family="paragraph" style:parent-style-name="Standard" style:list-style-name="L3">
      <style:text-properties officeooo:rsid="0086a7d0" officeooo:paragraph-rsid="0086a7d0"/>
    </style:style>
    <style:style style:name="P70" style:family="paragraph" style:parent-style-name="Standard" style:list-style-name="L3">
      <style:text-properties officeooo:rsid="008841f8" officeooo:paragraph-rsid="008841f8"/>
    </style:style>
    <style:style style:name="P71" style:family="paragraph" style:parent-style-name="Standard">
      <style:paragraph-properties fo:break-before="page"/>
      <style:text-properties officeooo:rsid="002eaba8" officeooo:paragraph-rsid="002eaba8"/>
    </style:style>
    <style:style style:name="T1" style:family="text">
      <style:text-properties officeooo:rsid="001f37dd"/>
    </style:style>
    <style:style style:name="T2" style:family="text">
      <style:text-properties officeooo:rsid="00283b98"/>
    </style:style>
    <style:style style:name="T3" style:family="text">
      <style:text-properties officeooo:rsid="003216fc"/>
    </style:style>
    <style:style style:name="T4" style:family="text">
      <style:text-properties officeooo:rsid="0033405c"/>
    </style:style>
    <style:style style:name="T5" style:family="text">
      <style:text-properties officeooo:rsid="0033e08f"/>
    </style:style>
    <style:style style:name="T6" style:family="text">
      <style:text-properties officeooo:rsid="003a5756"/>
    </style:style>
    <style:style style:name="T7" style:family="text">
      <style:text-properties officeooo:rsid="003c1750"/>
    </style:style>
    <style:style style:name="T8" style:family="text">
      <style:text-properties officeooo:rsid="003d8f1f"/>
    </style:style>
    <style:style style:name="T9" style:family="text">
      <style:text-properties officeooo:rsid="0048c06d"/>
    </style:style>
    <style:style style:name="T10" style:family="text">
      <style:text-properties officeooo:rsid="0063524a"/>
    </style:style>
    <style:style style:name="T11" style:family="text">
      <style:text-properties officeooo:rsid="007c4376"/>
    </style:style>
    <style:style style:name="T12" style:family="text">
      <style:text-properties officeooo:rsid="007fce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ullføring av forige gang...</text:p>
      <text:p text:style-name="P1">Oauth2 </text:p>
      <text:list xml:id="list7507650408151206651" text:style-name="L1">
        <text:list-item>
          <text:p text:style-name="P2">Kan dientifsiere noen ved hjelp ac en autentiserings-server. </text:p>
        </text:list-item>
        <text:list-item>
          <text:p text:style-name="P3">Bruker, klient, authorisation server, resource server </text:p>
          <text:list>
            <text:list-item>
              <text:p text:style-name="P4">klienten kontrollerer også med autentiserings-serveren om tokenen den sender inn er korrekt</text:p>
            </text:list-item>
            <text:list-item>
              <text:p text:style-name="P4">Når de får aksess-tokenene kan man si at de er logget inn og bruke tokenen til å få en resurs fra resource serveren. </text:p>
            </text:list-item>
          </text:list>
        </text:list-item>
        <text:list-item>
          <text:p text:style-name="P5">En applikasjon kan kalle en annen applikasjon på telefonen, ved at ma lar de håndtere autentiseringen. </text:p>
        </text:list-item>
        <text:list-item>
          <text:p text:style-name="P6">Det er av og til farliger om noen lar deg gjøre noe i web-view, siden applikasjonen da kan se på det du skriver. Det er ofte bedre om man skifter over fullstendig til en annen applikasjon. </text:p>
        </text:list-item>
        <text:list-item>
          <text:p text:style-name="P7">Når aksess-tokenen ikke gir aksess til noe vil </text:p>
        </text:list-item>
        <text:list-item>
          <text:p text:style-name="P7">De fleste apper på smarttelefoner lagrer ikke passord</text:p>
          <text:list>
            <text:list-item>
              <text:p text:style-name="P7">De bruker heller Oauth2 for å få tokens, også bruker de disse.</text:p>
            </text:list-item>
            <text:list-item>
              <text:p text:style-name="P8">Passord gpr fint om man har en password manager </text:p>
            </text:list-item>
            <text:list-item>
              <text:p text:style-name="P8">Men de kan stjeles, eller man kan falle for et phishing atta<text:span text:style-name="T1">ck. </text:span></text:p>
            </text:list-item>
          </text:list>
        </text:list-item>
        <text:list-item>
          <text:p text:style-name="P9">Lær om Diffie-Hellman!</text:p>
        </text:list-item>
        <text:list-item>
          <text:p text:style-name="P10">OTPs: Finn ut hva det er (Bytter passord hvert 30. sekund) </text:p>
        </text:list-item>
        <text:list-item>
          <text:p text:style-name="P11">U2F beskytter mot phishing attacks automatisk</text:p>
        </text:list-item>
        <text:list-item>
          <text:p text:style-name="P12">Kerberos: </text:p>
          <text:list>
            <text:list-item>
              <text:p text:style-name="P13">Hvorfor er det viktig å synkronisere klokkene på maskinene </text:p>
            </text:list-item>
          </text:list>
        </text:list-item>
        <text:list-item>
          <text:p text:style-name="P13">Hvordan vil pre-autentisering øke sikkerheten i Ker<text:span text:style-name="T2">b</text:span>eros. </text:p>
        </text:list-item>
      </text:list>
      <text:p text:style-name="P14"/>
      <text:p text:style-name="P14"/>
      <text:p text:style-name="P17">Nå starter det nye....</text:p>
      <text:p text:style-name="P17"/>
      <text:p text:style-name="P71">Beskyttelse av </text:p>
      <text:list xml:id="list3453373742178837375" text:style-name="L2">
        <text:list-item>
          <text:p text:style-name="P18">Angrep skjer, men ikke veldig ofte. </text:p>
        </text:list-item>
        <text:list-item>
          <text:p text:style-name="P19">Network segmentation </text:p>
          <text:list>
            <text:list-item>
              <text:p text:style-name="P19">Hindre at angrep skal kunne spre seg, selv om man blir angrepet </text:p>
              <text:list>
                <text:list-item>
                  <text:p text:style-name="P19">Om det er godt designet <text:span text:style-name="T3">skal det ikke gå i veien for arbeidet til folk </text:span></text:p>
                </text:list-item>
              </text:list>
            </text:list-item>
            <text:list-item>
              <text:p text:style-name="P20"><text:span text:style-name="T5">En av de</text:span> vanligste <text:span text:style-name="T5">måtene </text:span>å gjøre dette på er for eksempel ved hjelp av ringer, </text:p>
              <text:list>
                <text:list-item>
                  <text:p text:style-name="P21">Men dette har også svakheter om man har mange som har omtrent samme <text:span text:style-name="T4">sikkerhets-</text:span>behov, </text:p>
                </text:list-item>
              </text:list>
            </text:list-item>
            <text:list-item>
              <text:p text:style-name="P22">Network segmentation- zones</text:p>
              <text:list>
                <text:list-item>
                  <text:p text:style-name="P23">Man lager soner bassert på avdelinger </text:p>
                </text:list-item>
                <text:list-item>
                  <text:p text:style-name="P24">Kommunikasjoner mellom soner går gjennom brannmurer </text:p>
                  <text:list>
                    <text:list-item>
                      <text:p text:style-name="P24">Det er banskelig å lage en brannmur for hver case </text:p>
                      <text:list>
                        <text:list-item>
                          <text:p text:style-name="P24">Lett å gjøre feil </text:p>
                        </text:list-item>
                      </text:list>
                    </text:list-item>
                  </text:list>
                </text:list-item>
              </text:list>
            </text:list-item>
            <text:list-item>
              <text:p text:style-name="P25">Demilitarisert sone <text:span text:style-name="T6">(DMZ) </text:span></text:p>
              <text:list>
                <text:list-item>
                  <text:p text:style-name="P26">Akke maskinene som trenger å snakke med nettet har en brannmur, men alle de andre maskinene som ikke snakker over nettet snakker med serveren gjennom en annen brannmur</text:p>
                </text:list-item>
                <text:list-item>
                  <text:p text:style-name="P27">To typiske arkitekturer </text:p>
                  <text:list>
                    <text:list-item>
                      <text:p text:style-name="P27">E<text:span text:style-name="T7">n</text:span> <text:span text:style-name="T8">enkel </text:span>brannmur </text:p>
                    </text:list-item>
                    <text:list-item>
                      <text:p text:style-name="P27">To brannmurer</text:p>
                      <text:list>
                        <text:list-item>
                          <text:p text:style-name="P27">En på utsiden og en på innsiden. </text:p>
                        </text:list-item>
                        <text:list-item>
                          <text:p text:style-name="P28">Om man vil være veldig forsiktig kan man bruke brannmurer av to forskjellige merker. </text:p>
                        </text:list-item>
                      </text:list>
                    </text:list-item>
                  </text:list>
                </text:list-item>
              </text:list>
            </text:list-item>
          </text:list>
        </text:list-item>
      </text:list>
      <text:p text:style-name="P29"/>
      <text:p text:style-name="P29"/>
      <text:p text:style-name="P29"/>
      <text:p text:style-name="P29"/>
      <text:list xml:id="list165119652872511" text:continue-numbering="true" text:style-name="L2">
        <text:list-item>
          <text:p text:style-name="P30">Double tagging attack </text:p>
          <text:list>
            <text:list-item>
              <text:p text:style-name="P30">Man kan legge til flere tags i pakkene, for så å se hva som skjer, fordi de fleste pakkene har en default vline, som er hvorm noe sendes om det ikke har en tag. Dette kan gi problemer om man legger til flere lag med tags. </text:p>
            </text:list-item>
          </text:list>
        </text:list-item>
      </text:list>
      <text:p text:style-name="P16"/>
      <text:p text:style-name="P16"/>
      <text:p text:style-name="P31">Protecting remote access</text:p>
      <text:list xml:id="list1174409685614531087" text:style-name="L3">
        <text:list-item>
          <text:p text:style-name="P32">Virtual Private Networks</text:p>
          <text:list>
            <text:list-item>
              <text:p text:style-name="P33">Pakker med virituelle addresser innkapsles i pakker med virituelle headers. </text:p>
            </text:list-item>
            <text:list-item>
              <text:p text:style-name="P34">Nyttig for å slippe å lage et faktisk fysisk nettverk </text:p>
            </text:list-item>
            <text:list-item>
              <text:p text:style-name="P35">Man kan pgså bruke VPN for privac<text:span text:style-name="T9">y</text:span></text:p>
              <text:list>
                <text:list-item>
                  <text:p text:style-name="P35"><text:span text:style-name="T9">Men VPN-provideren kommer til å vite hvor man er fra</text:span>. </text:p>
                </text:list-item>
              </text:list>
            </text:list-item>
          </text:list>
        </text:list-item>
        <text:list-item>
          <text:p text:style-name="P36">Firewalls</text:p>
          <text:list>
            <text:list-item>
              <text:p text:style-name="P36">Ikke noe mer enn et filter</text:p>
            </text:list-item>
            <text:list-item>
              <text:p text:style-name="P37">Ser av og til på headerene til pakkene, eller på et par andre ting </text:p>
            </text:list-item>
            <text:list-item>
              <text:p text:style-name="P37">Man de vet ikke nøyaktig hva slags data som er inne i pakkene. </text:p>
            </text:list-item>
          </text:list>
        </text:list-item>
        <text:list-item>
          <text:p text:style-name="P38">Ofte mye tryggere å si hva som er tillat i stedet for hva som er forbudt. </text:p>
          <text:list>
            <text:list-item>
              <text:p text:style-name="P40">Principle of default deny</text:p>
            </text:list-item>
          </text:list>
        </text:list-item>
        <text:list-item>
          <text:p text:style-name="P39">Stateless firewall ser på pakkenes meta-data uten noen kontekst </text:p>
          <text:list>
            <text:list-item>
              <text:p text:style-name="P39">Lagrer ingenting </text:p>
            </text:list-item>
            <text:list-item>
              <text:p text:style-name="P39">Ser for det meste på addresser. </text:p>
            </text:list-item>
          </text:list>
          <text:p text:style-name="P41"/>
          <text:p text:style-name="P41"><text:soft-page-break/></text:p>
        </text:list-item>
      </text:list>
      <text:p text:style-name="P42">Del 3 </text:p>
      <text:list xml:id="list165118039064743" text:continue-numbering="true" text:style-name="L3">
        <text:list-item>
          <text:p text:style-name="P43">Web proxies </text:p>
          <text:list>
            <text:list-item>
              <text:p text:style-name="P44">Web proxies beskytter brukeren ved å:</text:p>
              <text:list>
                <text:list-item>
                  <text:p text:style-name="P44">Analysere all data lastet ne fra nettet med en anti-virus software </text:p>
                  <text:list>
                    <text:list-item>
                      <text:p text:style-name="P44">for eksempel webmail attatchments </text:p>
                    </text:list-item>
                  </text:list>
                </text:list-item>
                <text:list-item>
                  <text:p text:style-name="P44">Blokkering av aksess til farlige sider </text:p>
                </text:list-item>
              </text:list>
            </text:list-item>
            <text:list-item>
              <text:p text:style-name="P44">Browseren av brukeren må konfigureres ved hjelp av en proxy </text:p>
            </text:list-item>
          </text:list>
        </text:list-item>
        <text:list-item>
          <text:p text:style-name="P45">Browseren til brukeren må konfigureres av proxyen. </text:p>
        </text:list-item>
        <text:list-item>
          <text:p text:style-name="P46">HTTPS</text:p>
        </text:list-item>
        <text:list-item>
          <text:p text:style-name="P46">Web proxies for HTTPS </text:p>
          <text:list>
            <text:list-item>
              <text:p text:style-name="P47">HTTPS er kryptert by default </text:p>
              <text:list>
                <text:list-item>
                  <text:p text:style-name="P47">Man gjør i stedet en man in the middle ting </text:p>
                </text:list-item>
                <text:list-item>
                  <text:p text:style-name="P47">Alle browseren må konfigureres for å akseptere falske sertifikater fra Proxyen </text:p>
                </text:list-item>
              </text:list>
            </text:list-item>
          </text:list>
        </text:list-item>
        <text:list-item>
          <text:p text:style-name="P48">Web application firewalls (WAF)</text:p>
          <text:list>
            <text:list-item>
              <text:p text:style-name="P48">Man har en web-application, <text:span text:style-name="T10">så man kjører en reverse-proxy, som er en web-application, spm ser etter om noe er visse ting. </text:span></text:p>
              <text:list>
                <text:list-item>
                  <text:p text:style-name="P49">SQL.injection, DOS-attacks, ... </text:p>
                  <text:p text:style-name="P51">Kan også ha regler for cross-site scripting</text:p>
                </text:list-item>
                <text:list-item>
                  <text:p text:style-name="P52">Noen regler kan være veldig komplekse </text:p>
                </text:list-item>
                <text:list-item>
                  <text:p text:style-name="P53">Men det kan gi false positives, og det kan av og til gi problemer med det man sender</text:p>
                </text:list-item>
                <text:list-item>
                  <text:p text:style-name="P54">Det er vanligvis tryggere å beskytte seg fra SQL-injections via prepared statements.</text:p>
                </text:list-item>
              </text:list>
            </text:list-item>
          </text:list>
        </text:list-item>
        <text:list-item>
          <text:p text:style-name="P55">Protecting the work-station </text:p>
          <text:list>
            <text:list-item>
              <text:p text:style-name="P55">...</text:p>
            </text:list-item>
          </text:list>
        </text:list-item>
        <text:list-item>
          <text:p text:style-name="P55">Preventing privilege escalation </text:p>
          <text:list>
            <text:list-item>
              <text:p text:style-name="P56">På windows er det et problem med services som kjøres når maskinen starter </text:p>
              <text:list>
                <text:list-item>
                  <text:p text:style-name="P57">Alle scripts som kjøres som services bør være beskyttet fra at brukere skal kunne endre disse dilene </text:p>
                </text:list-item>
              </text:list>
            </text:list-item>
            <text:list-item>
              <text:p text:style-name="P58">Det trenger ikke å være en admin bruker på maskinen </text:p>
            </text:list-item>
            <text:list-item>
              <text:p text:style-name="P58">Men om det er det, og harddsikene ikke er kryptert er det mulig at de kan installere linuc og få tilgang til ting, og slette password-hashene </text:p>
            </text:list-item>
          </text:list>
        </text:list-item>
        <text:list-item>
          <text:p text:style-name="P58">Disabling av features (LLMNR)</text:p>
          <text:list>
            <text:list-item>
              <text:p text:style-name="P59">Man kan finne navnet til maskiner når man spør etter det. </text:p>
            </text:list-item>
            <text:list-item>
              <text:p text:style-name="P60">Hackeren kan da si at de er denn maskinen </text:p>
              <text:list>
                <text:list-item>
                  <text:p text:style-name="P61">Hackeren kan prøve å brute-force passordet ved hjelp av challenge-stepet. </text:p>
                </text:list-item>
              </text:list>
            </text:list-item>
          </text:list>
        </text:list-item>
        <text:list-item>
          <text:p text:style-name="P62">Logging </text:p>
          <text:list>
            <text:list-item>
              <text:p text:style-name="P63">Man vil gjerne ha logger som sier hva som har skjedd, </text:p>
            </text:list-item>
            <text:list-item>
              <text:p text:style-name="P63">Man kan også finne policy violations </text:p>
            </text:list-item>
            <text:list-item>
              <text:p text:style-name="P63">Også nyttig for når noen beskylder deg for at noe har skjedd </text:p>
            </text:list-item>
            <text:list-item>
              <text:p text:style-name="P64">Man må også sørge for at loggene er <text:span text:style-name="T11">autentiske. </text:span></text:p>
            </text:list-item>
            <text:list-item>
              <text:p text:style-name="P65">Men ikke logg passordene <text:span text:style-name="T12">i klartekst</text:span>.....</text:p>
            </text:list-item>
            <text:list-item>
              <text:p text:style-name="P66">Ikke logg privat informasjon. </text:p>
              <text:list>
                <text:list-item>
                  <text:p text:style-name="P67">Det er også ulovlig </text:p>
                </text:list-item>
                <text:list-item>
                  <text:p text:style-name="P68">OM noen ting som likner på dette logges må det logges anonymt</text:p>
                </text:list-item>
              </text:list>
            </text:list-item>
          </text:list>
        </text:list-item>
        <text:list-item>
          <text:p text:style-name="P69">Backup types </text:p>
          <text:list>
            <text:list-item>
              <text:p text:style-name="P69">Full: All dataen </text:p>
            </text:list-item>
            <text:list-item>
              <text:p text:style-name="P69">Incremental:: Bare dataen som har endret seg siden sist backup</text:p>
            </text:list-item>
            <text:list-item>
              <text:p text:style-name="P69">Differential: Bare dataen som har endret seg siden siste backup </text:p>
            </text:list-item>
          </text:list>
        </text:list-item>
        <text:list-item>
          <text:p text:style-name="P69">3-2-1 rule:</text:p>
          <text:list>
            <text:list-item>
              <text:p text:style-name="P69"><text:soft-page-break/>3 kopier av dataen </text:p>
            </text:list-item>
            <text:list-item>
              <text:p text:style-name="P69">På to forskjellige ryper media (f.eks disk og tape) </text:p>
            </text:list-item>
            <text:list-item>
              <text:p text:style-name="P69">En av dem er lagret off-site </text:p>
            </text:list-item>
          </text:list>
        </text:list-item>
        <text:list-item>
          <text:p text:style-name="P70">Data er ikke alltid det samme, så ofte kan man da bruke forskjellige typer backup.</text:p>
        </text:list-item>
        <text:list-item>
          <text:p text:style-name="P70"/>
          <text:list>
            <text:list-item>
              <text:p text:style-name="P50"/>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nb" fo:country="N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3:19:24.236215365</meta:creation-date>
    <meta:generator>LibreOffice/5.1.6.2$Linux_X86_64 LibreOffice_project/10m0$Build-2</meta:generator>
    <dc:date>2019-05-07T16:48:10.615140125</dc:date>
    <meta:editing-duration>PT3H26M14S</meta:editing-duration>
    <meta:editing-cycles>103</meta:editing-cycles>
    <meta:document-statistic meta:table-count="0" meta:image-count="0" meta:object-count="0" meta:page-count="4" meta:paragraph-count="109" meta:word-count="1001" meta:character-count="5377" meta:non-whitespace-character-count="4508"/>
  </office:meta>
</office:document-meta>
</file>